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7C0000085EA263938D.jpg" manifest:media-type="image/jpeg"/>
  <manifest:file-entry manifest:full-path="Pictures/100000000000025A000002123E659716.png" manifest:media-type="image/png"/>
  <manifest:file-entry manifest:full-path="Pictures/10000000000002390000010E1F1AB872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Poppins" svg:font-family="Poppins"/>
    <style:font-face style:name="Segoe UI" svg:font-family="'Segoe UI'" style:font-family-generic="system" style:font-pitch="variable"/>
    <style:font-face style:name="StarSymbol" svg:font-family="Star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P1" style:family="paragraph" style:parent-style-name="Header">
      <style:text-properties style:use-window-font-color="true" loext:opacity="0%" style:font-name="Calibri" fo:font-size="11.5pt" fo:language="es" fo:country="ES" fo:font-weight="bold" officeooo:rsid="000f6bb3" officeooo:paragraph-rsid="0006ca38" style:font-name-asian="Calibri" style:font-size-asian="11.5pt" style:language-asian="es" style:country-asian="ES" style:font-weight-asian="bold" style:font-name-complex="Calibri" style:font-size-complex="11.5pt" style:font-weight-complex="bold"/>
    </style:style>
    <style:style style:name="P2" style:family="paragraph" style:parent-style-name="Header">
      <style:text-properties officeooo:paragraph-rsid="0006ca38"/>
    </style:style>
    <style:style style:name="P3" style:family="paragraph" style:parent-style-name="Standard">
      <style:text-properties officeooo:paragraph-rsid="0006ca38"/>
    </style:style>
    <style:style style:name="P4" style:family="paragraph" style:parent-style-name="Default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paragraph-rsid="000aee57" style:font-name-asian="Times New Roman" style:font-size-asian="12pt" style:font-name-complex="Arial1" style:font-size-complex="12pt" style:language-complex="ar" style:country-complex="SA"/>
    </style:style>
    <style:style style:name="P5" style:family="paragraph" style:parent-style-name="Default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rsid="00191d31" officeooo:paragraph-rsid="000aee57" style:font-name-asian="Times New Roman" style:font-size-asian="12pt" style:font-weight-asian="bold" style:font-name-complex="Arial1" style:font-size-complex="12pt" style:language-complex="ar" style:country-complex="SA" style:font-weight-complex="bold"/>
    </style:style>
    <style:style style:name="P6" style:family="paragraph" style:parent-style-name="Header">
      <style:paragraph-properties fo:text-align="start" style:justify-single-word="false" fo:padding="0.049cm" fo:border-left="none" fo:border-right="none" fo:border-top="none" fo:border-bottom="0.06pt solid #000000" style:shadow="none"/>
      <style:text-properties fo:font-variant="normal" fo:text-transform="none" style:font-name="Calibri" fo:font-size="12pt" fo:letter-spacing="normal" fo:font-style="normal" fo:font-weight="bold" officeooo:rsid="003c702e" officeooo:paragraph-rsid="0006ca38" style:font-size-asian="12pt" style:font-weight-asian="bold" style:font-size-complex="12pt" style:font-weight-complex="bold"/>
    </style:style>
    <style:style style:name="P7" style:family="paragraph" style:parent-style-name="Default">
      <style:paragraph-properties fo:margin-top="0.071cm" fo:margin-bottom="0.071cm" style:contextual-spacing="false" fo:text-align="center" style:justify-single-word="false"/>
      <style:text-properties fo:color="#e60000" loext:opacity="100%" style:font-name="Calibri" fo:font-size="11.5pt" fo:language="es" fo:country="ES" fo:font-weight="bold" officeooo:paragraph-rsid="0006ca38" style:font-size-asian="11.5pt" style:font-weight-asian="bold" style:font-name-complex="Calibri" style:font-size-complex="11.5pt" style:font-weight-complex="bold"/>
    </style:style>
    <style:style style:name="P8" style:family="paragraph" style:parent-style-name="Header">
      <style:paragraph-properties fo:text-align="start" style:justify-single-word="false" fo:padding="0.049cm" fo:border-left="none" fo:border-right="none" fo:border-top="none" fo:border-bottom="0.06pt solid #000000" style:shadow="none"/>
      <style:text-properties style:font-name="Calibri" fo:font-size="12pt" fo:font-weight="bold" officeooo:rsid="001c81fe" officeooo:paragraph-rsid="0006ca38" style:font-size-asian="12pt" style:font-weight-asian="bold" style:font-size-complex="12pt" style:font-weight-complex="bold"/>
    </style:style>
    <style:style style:name="P9" style:family="paragraph" style:parent-style-name="Header">
      <style:paragraph-properties fo:text-align="start" style:justify-single-word="false"/>
      <style:text-properties style:font-name="Calibri" fo:font-size="12pt" officeooo:rsid="001c81fe" officeooo:paragraph-rsid="0006ca38" style:font-size-asian="12pt" style:font-size-complex="12pt"/>
    </style:style>
    <style:style style:name="P10" style:family="paragraph" style:parent-style-name="Header">
      <style:paragraph-properties fo:margin-top="0cm" fo:margin-bottom="0.199cm" style:contextual-spacing="false" fo:text-align="start" style:justify-single-word="false" style:writing-mode="lr-tb"/>
      <style:text-properties style:font-name="Calibri" fo:font-size="12pt" officeooo:rsid="001c81fe" officeooo:paragraph-rsid="0006ca38" style:font-size-asian="12pt" style:font-size-complex="12pt"/>
    </style:style>
    <style:style style:name="P11" style:family="paragraph" style:parent-style-name="Header">
      <style:paragraph-properties fo:margin-top="0cm" fo:margin-bottom="0.199cm" style:contextual-spacing="false" fo:text-align="start" style:justify-single-word="false" style:writing-mode="lr-tb"/>
      <style:text-properties style:font-name="Calibri" fo:font-size="12pt" officeooo:rsid="001c81fe" officeooo:paragraph-rsid="000f3b63" style:font-size-asian="12pt" style:font-size-complex="12pt"/>
    </style:style>
    <style:style style:name="P12" style:family="paragraph" style:parent-style-name="Standard">
      <style:paragraph-properties fo:margin-top="0cm" fo:margin-bottom="0.275cm" style:contextual-spacing="false" fo:text-align="start" style:justify-single-word="false"/>
      <style:text-properties style:font-name="Calibri" fo:font-size="12pt" officeooo:rsid="00840c7d" officeooo:paragraph-rsid="0006ca38" style:font-size-asian="12pt" style:font-size-complex="12pt"/>
    </style:style>
    <style:style style:name="P13" style:family="paragraph" style:parent-style-name="Header">
      <style:paragraph-properties fo:text-align="start" style:justify-single-word="false"/>
      <style:text-properties style:font-name="Calibri" fo:font-size="10pt" fo:font-style="italic" officeooo:rsid="0033bd48" officeooo:paragraph-rsid="0006ca38" style:font-size-asian="10pt" style:font-style-asian="italic" style:font-size-complex="10pt" style:font-style-complex="italic"/>
    </style:style>
    <style:style style:name="P14" style:family="paragraph" style:parent-style-name="Header">
      <loext:graphic-properties draw:fill="solid" draw:fill-color="#ff6600" draw:fill-gradient-name="Sunburst" draw:gradient-step-count="0" draw:fill-image-width="0cm" draw:fill-image-height="0cm"/>
      <style:paragraph-properties fo:text-align="center" style:justify-single-word="false" fo:background-color="#ff6600" fo:padding="0.049cm" fo:border-left="none" fo:border-right="none" fo:border-top="none" fo:border-bottom="0.06pt solid #000000" style:shadow="none" style:writing-mode="lr-tb"/>
      <style:text-properties fo:color="#ffffff" loext:opacity="100%" style:font-name="Calibri" fo:font-size="12pt" fo:font-weight="bold" officeooo:rsid="0056d9a5" officeooo:paragraph-rsid="0006ca38" style:text-blinking="true" fo:background-color="transparent" style:font-size-asian="12pt" style:font-weight-asian="bold" style:font-size-complex="12pt" style:font-weight-complex="bold"/>
    </style:style>
    <style:style style:name="P15" style:family="paragraph" style:parent-style-name="Header">
      <style:paragraph-properties fo:text-align="start" style:justify-single-word="false" fo:padding="0.049cm" fo:border-left="none" fo:border-right="none" fo:border-top="none" fo:border-bottom="0.06pt solid #000000" style:shadow="none"/>
      <style:text-properties fo:color="#ff0000" loext:opacity="100%" style:font-name="Calibri" fo:font-size="12pt" fo:font-weight="bold" officeooo:rsid="0056d9a5" officeooo:paragraph-rsid="0006ca38" style:text-blinking="true" fo:background-color="#ffff00" style:font-size-asian="12pt" style:font-weight-asian="bold" style:font-size-complex="12pt" style:font-weight-complex="bold"/>
    </style:style>
    <style:style style:name="P1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21409a" loext:opacity="100%" style:font-name="Calibri" fo:font-size="16pt" fo:font-style="italic" fo:font-weight="bold" officeooo:rsid="00fd6d97" officeooo:paragraph-rsid="0006ca38" style:font-size-asian="16pt" style:font-style-asian="italic" style:font-weight-asian="bold" style:font-size-complex="16pt" style:font-style-complex="italic" style:font-weight-complex="bold"/>
    </style:style>
    <style:style style:name="P17" style:family="paragraph" style:parent-style-name="Heading_20_3">
      <style:paragraph-properties fo:text-align="start" style:justify-single-word="false" fo:padding="0.049cm" fo:border-left="none" fo:border-right="none" fo:border-top="none" fo:border-bottom="0.06pt solid #000000" style:shadow="none"/>
      <style:text-properties officeooo:rsid="002961a2" officeooo:paragraph-rsid="0020d870"/>
    </style:style>
    <style:style style:name="P18" style:family="paragraph" style:parent-style-name="Heading_20_3">
      <style:paragraph-properties fo:text-align="start" style:justify-single-word="false" fo:padding="0.049cm" fo:border-left="none" fo:border-right="none" fo:border-top="none" fo:border-bottom="0.06pt solid #000000" style:shadow="none"/>
      <style:text-properties style:font-name="Arial1" officeooo:rsid="002961a2" officeooo:paragraph-rsid="0020d870"/>
    </style:style>
    <style:style style:name="P19" style:family="paragraph" style:parent-style-name="Standard">
      <style:paragraph-properties fo:text-align="start" style:justify-single-word="false" fo:padding="0.049cm" fo:border-left="none" fo:border-right="none" fo:border-top="none" fo:border-bottom="0.06pt solid #000000" style:shadow="none"/>
      <style:text-properties style:font-name="Arial1" officeooo:rsid="002961a2" officeooo:paragraph-rsid="0020d870"/>
    </style:style>
    <style:style style:name="P20" style:family="paragraph" style:parent-style-name="Text_20_body">
      <style:text-properties style:font-name="Arial1"/>
    </style:style>
    <style:style style:name="P21" style:family="paragraph" style:parent-style-name="Header" style:master-page-name="Standard">
      <style:paragraph-properties fo:margin-left="0cm" fo:margin-right="0cm" fo:text-align="center" style:justify-single-word="false" fo:text-indent="0cm" style:auto-text-indent="false" style:page-number="auto"/>
      <style:text-properties style:font-name="Calibri" fo:font-size="12pt" officeooo:rsid="00191d31" officeooo:paragraph-rsid="0006ca38" style:font-size-asian="12pt" style:font-size-complex="12pt"/>
    </style:style>
    <style:style style:name="P22" style:family="paragraph" style:parent-style-name="Heading_20_1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rsid="00191d31" officeooo:paragraph-rsid="000aee57" style:font-name-asian="Times New Roman" style:font-size-asian="12pt" style:font-weight-asian="bold" style:font-name-complex="Arial1" style:font-size-complex="12pt" style:language-complex="ar" style:country-complex="SA" style:font-weight-complex="bold"/>
    </style:style>
    <style:style style:name="P23" style:family="paragraph" style:parent-style-name="Heading_20_1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style:text-underline-style="solid" style:text-underline-width="auto" style:text-underline-color="font-color" fo:font-weight="normal" officeooo:rsid="0094e889" officeooo:paragraph-rsid="0006ca38" style:font-size-asian="12pt" style:font-size-complex="12pt"/>
    </style:style>
    <style:style style:name="P24" style:family="paragraph" style:parent-style-name="Heading_20_1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style:text-underline-style="none" fo:font-weight="normal" officeooo:rsid="00fdbd04" officeooo:paragraph-rsid="0006ca38" style:font-size-asian="12pt" style:font-size-complex="12pt"/>
    </style:style>
    <style:style style:name="P25" style:family="paragraph" style:parent-style-name="Heading_20_1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fo:font-weight="normal" officeooo:rsid="00fdbd04" officeooo:paragraph-rsid="0006ca38" style:font-size-asian="12pt" style:font-size-complex="12pt"/>
    </style:style>
    <style:style style:name="P26" style:family="paragraph" style:parent-style-name="Text_20_body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fo:font-weight="normal" officeooo:rsid="0104b1b7" officeooo:paragraph-rsid="0006ca38" style:font-size-asian="12pt" style:font-size-complex="12pt"/>
    </style:style>
    <style:style style:name="P27" style:family="paragraph" style:parent-style-name="Text_20_body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fo:font-weight="normal" officeooo:rsid="0104b1b7" officeooo:paragraph-rsid="000ca595" style:font-size-asian="12pt" style:font-size-complex="12pt"/>
    </style:style>
    <style:style style:name="P28" style:family="paragraph" style:parent-style-name="Text_20_body" style:list-style-name="L1">
      <style:paragraph-properties fo:margin-top="0cm" fo:margin-bottom="0.275cm" style:contextual-spacing="false" fo:text-align="start" style:justify-single-word="false"/>
      <style:text-properties style:font-name="Calibri" fo:font-size="12pt" fo:font-style="normal" officeooo:rsid="01078ba3" officeooo:paragraph-rsid="0006ca38" style:font-size-asian="12pt" style:font-size-complex="12pt"/>
    </style:style>
    <style:style style:name="P29" style:family="paragraph" style:parent-style-name="Text_20_body" style:list-style-name="L6"/>
    <style:style style:name="P30" style:family="paragraph" style:parent-style-name="Text_20_body" style:list-style-name="L6">
      <style:paragraph-properties fo:margin-top="0cm" fo:margin-bottom="0cm" style:contextual-spacing="false"/>
    </style:style>
    <style:style style:name="P31" style:family="paragraph" style:parent-style-name="Text_20_body" style:list-style-name="L7">
      <style:paragraph-properties fo:margin-top="0cm" fo:margin-bottom="0cm" style:contextual-spacing="false"/>
    </style:style>
    <style:style style:name="P32" style:family="paragraph" style:parent-style-name="Text_20_body" style:list-style-name="L8"/>
    <style:style style:name="P33" style:family="paragraph" style:parent-style-name="Text_20_body" style:list-style-name="L9"/>
    <style:style style:name="P34" style:family="paragraph" style:parent-style-name="Text_20_body" style:list-style-name="L10"/>
    <style:style style:name="P35" style:family="paragraph" style:parent-style-name="Text_20_body">
      <style:paragraph-properties fo:break-before="page"/>
      <style:text-properties fo:font-weight="bold" style:font-weight-asian="bold" style:font-weight-complex="bold"/>
    </style:style>
    <style:style style:name="P36" style:family="paragraph" style:parent-style-name="Text_20_body">
      <style:paragraph-properties fo:break-before="page"/>
      <style:text-properties fo:font-weight="normal" style:font-weight-asian="normal" style:font-weight-complex="normal"/>
    </style:style>
    <style:style style:name="P37" style:family="paragraph" style:parent-style-name="Text_20_body">
      <style:text-properties fo:font-weight="normal" style:font-weight-asian="normal" style:font-weight-complex="normal"/>
    </style:style>
    <style:style style:name="P38" style:family="paragraph" style:parent-style-name="Text_20_body">
      <style:text-properties officeooo:rsid="0066599f" officeooo:paragraph-rsid="0066599f"/>
    </style:style>
    <style:style style:name="P39" style:family="paragraph" style:parent-style-name="Text_20_body">
      <style:text-properties officeooo:paragraph-rsid="006864fc"/>
    </style:style>
    <style:style style:name="T1" style:family="text">
      <style:text-properties officeooo:rsid="00191d31" style:font-weight-asian="bold" style:font-weight-complex="bold"/>
    </style:style>
    <style:style style:name="T2" style:family="text">
      <style:text-properties officeooo:rsid="00fd6d97"/>
    </style:style>
    <style:style style:name="T3" style:family="text">
      <style:text-properties officeooo:rsid="0130e9a9"/>
    </style:style>
    <style:style style:name="T4" style:family="text">
      <style:text-properties officeooo:rsid="005139cb"/>
    </style:style>
    <style:style style:name="T5" style:family="text">
      <style:text-properties style:font-weight-asian="normal" style:font-weight-complex="normal"/>
    </style:style>
    <style:style style:name="T6" style:family="text">
      <style:text-properties officeooo:rsid="00ed9b24" style:font-weight-asian="normal" style:font-weight-complex="normal"/>
    </style:style>
    <style:style style:name="T7" style:family="text">
      <style:text-properties officeooo:rsid="010960db"/>
    </style:style>
    <style:style style:name="T8" style:family="text">
      <style:text-properties officeooo:rsid="011dff62"/>
    </style:style>
    <style:style style:name="T9" style:family="text">
      <style:text-properties fo:font-variant="normal" fo:text-transform="none" fo:letter-spacing="normal" fo:font-weight="normal"/>
    </style:style>
    <style:style style:name="T10" style:family="text">
      <style:text-properties fo:font-variant="normal" fo:text-transform="none" fo:letter-spacing="normal" fo:font-weight="normal" officeooo:rsid="011dff62"/>
    </style:style>
    <style:style style:name="T11" style:family="text">
      <style:text-properties fo:font-variant="normal" fo:text-transform="none" fo:letter-spacing="normal" fo:font-style="italic" fo:font-weight="normal" style:font-style-asian="italic" style:font-style-complex="italic"/>
    </style:style>
    <style:style style:name="T12" style:family="text">
      <style:text-properties fo:font-variant="normal" fo:text-transform="none" fo:letter-spacing="normal" fo:font-style="italic" fo:font-weight="normal" officeooo:rsid="011dff62" style:font-style-asian="italic" style:font-style-complex="italic"/>
    </style:style>
    <style:style style:name="T13" style:family="text">
      <style:text-properties officeooo:rsid="000ca595"/>
    </style:style>
    <style:style style:name="T14" style:family="text">
      <style:text-properties style:font-name="Calibri" fo:font-size="12pt" fo:language="es" fo:country="ES" officeooo:rsid="00fd6d97" style:font-name-asian="Times New Roman" style:font-size-asian="12pt" style:font-name-complex="Comic Sans MS" style:language-complex="ar" style:country-complex="SA"/>
    </style:style>
    <style:style style:name="T15" style:family="text">
      <style:text-properties officeooo:rsid="000d3009"/>
    </style:style>
    <style:style style:name="T16" style:family="text">
      <style:text-properties style:text-line-through-style="none" style:text-line-through-type="none" style:font-name="Calibri" fo:font-size="12pt" fo:language="es" fo:country="ES" style:text-underline-style="none" officeooo:rsid="00fd6d97" style:font-name-asian="Times New Roman" style:font-size-asian="12pt" style:font-name-complex="Comic Sans MS" style:language-complex="ar" style:country-complex="SA"/>
    </style:style>
    <style:style style:name="T17" style:family="text">
      <style:text-properties style:font-name="Arial1"/>
    </style:style>
    <style:style style:name="T18" style:family="text">
      <style:text-properties style:font-name="Arial1" fo:font-weight="normal" officeooo:rsid="0055d5cf" style:font-weight-asian="normal" style:font-weight-complex="normal"/>
    </style:style>
    <style:style style:name="T19" style:family="text">
      <style:text-properties style:font-name="Arial1" officeooo:rsid="0062aee6"/>
    </style:style>
    <style:style style:name="T20" style:family="text">
      <style:text-properties style:font-name="Arial1" officeooo:rsid="00643029"/>
    </style:style>
    <style:style style:name="T21" style:family="text">
      <style:text-properties officeooo:rsid="00589a1f"/>
    </style:style>
    <style:style style:name="T22" style:family="text">
      <style:text-properties officeooo:rsid="005e065e"/>
    </style:style>
    <style:style style:name="T23" style:family="text">
      <style:text-properties officeooo:rsid="0062aee6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66599f" style:font-weight-asian="normal" style:font-weight-complex="normal"/>
    </style:style>
    <style:style style:name="T26" style:family="text">
      <style:text-properties fo:font-weight="normal" officeooo:rsid="006864fc" style:font-weight-asian="normal" style:font-weight-complex="normal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officeooo:rsid="0066599f"/>
    </style:style>
    <style:style style:name="fr1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protect="content size position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span text:style-name="T2">Nombre del a</text:span>lumno-<text:span text:style-name="T2">a</text:span>: </text:p>
      <text:p text:style-name="P16">N<text:span text:style-name="T3">ombre del alumno-a</text:span></text:p>
      <text:section text:style-name="Sect1" text:name="Sección1">
        <text:p text:style-name="P13"/>
      </text:section>
      <text:section text:style-name="Sect1" text:name="Sección4">
        <text:p text:style-name="P14"><text:s text:c="3"/>NOTA: Antes de nada, cumplimentar el nombre <text:span text:style-name="T4">completo</text:span> del alumno -<text:span text:style-name="T2">a</text:span> <text:s text:c="2"/></text:p>
      </text:section>
      <text:p text:style-name="P15"/>
      <text:p text:style-name="P8">OBJETIVOS</text:p>
      <text:p text:style-name="P9"/>
      <text:p text:style-name="P10">- <text:span text:style-name="T2">Conocer y habituarse a la metodología de trabajo, así como la plataforma CAMPUS DE LAS ENSEÑANZAS PROFESIONALES</text:span></text:p>
      <text:p text:style-name="P11"><text:span text:style-name="T2">- </text:span><text:span text:style-name="A1"><text:span text:style-name="T16">Selecciona las arquitecturas y tecnologías de programación sobre clientes Web, identificando y analizando las capacidades y características de cada una. </text:span></text:span><text:span text:style-name="A1"><text:span text:style-name="T14">. </text:span></text:span></text:p>
      <text:p text:style-name="P6">RECURSOS</text:p>
      <text:list text:style-name="L1">
        <text:list-header>
          <text:h text:style-name="P23" text:outline-level="1"/>
        </text:list-header>
        <text:list-item>
          <text:h text:style-name="P24" text:outline-level="1"><text:span text:style-name="T6">E</text:span><text:span text:style-name="T5">l equipo de aula asignado al propio alumno.</text:span></text:h>
        </text:list-item>
        <text:list-item>
          <text:h text:style-name="P25" text:outline-level="1">Carpeta compartida <text:span text:style-name="T15">DEW</text:span> en el equipo del profesor y accesible por red local.</text:h>
        </text:list-item>
        <text:list-item>
          <text:p text:style-name="P26">Software de ofimática Libre Office, <text:span text:style-name="T7">(</text:span>ya <text:span text:style-name="T7">pre</text:span>instalado en <text:span text:style-name="T7">el</text:span> equipo <text:span text:style-name="T8">por defecto</text:span>, <text:span text:style-name="T8">no es necesario instalar nada)</text:span></text:p>
        </text:list-item>
        <text:list-item>
          <text:p text:style-name="P27">Software d<text:span text:style-name="T13">e desarrollo.</text:span></text:p>
        </text:list-item>
        <text:list-item>
          <text:p text:style-name="P28"><text:span text:style-name="T9">Software para comprimir-descomprimir archivos (nuestro caso, </text:span><text:span text:style-name="T11">Winrar </text:span><text:span text:style-name="T12">o 7-ZIP o similar,</text:span><text:span text:style-name="T9"> ya preinstalado en el equipo </text:span><text:span text:style-name="T10">por defecto</text:span><text:span text:style-name="T9">)</text:span></text:p>
        </text:list-item>
      </text:list>
      <text:p text:style-name="P12"/>
      <text:p text:style-name="P35">Descripción del Sistema:</text:p>
      <text:p text:style-name="P39"><text:span text:style-name="Strong_20_Emphasis"><text:span text:style-name="T24">El objetivo es diseñar un modelo </text:span></text:span><text:span text:style-name="Strong_20_Emphasis"><text:span text:style-name="T26">de</text:span></text:span><text:span text:style-name="Strong_20_Emphasis"><text:span text:style-name="T24"> un sistema académico que gestione estudiantes, asignaturas y matrículas <text:s/>utilizando programación orientada a objetos. A continuación, se describen las características y propiedades que deben tener los elementos del sistema:</text:span></text:span></text:p>
      <text:p text:style-name="P37"><text:span text:style-name="T28">El</text:span> estudiante debe tener un identificador único que nos permite diferenciar un estudiante de otro. Además se requiere del nombre completo así como su fecha de nacimiento.</text:p>
      <text:p text:style-name="Text_20_body"><text:span text:style-name="T24">Cada estudiante podrá estar matriculado en múltiples asignaturas. Además, será necesario registrar la </text:span><text:span text:style-name="Strong_20_Emphasis"><text:span text:style-name="T24">fecha de matrícula</text:span></text:span><text:span text:style-name="T24"> correspondiente.</text:span></text:p>
      <text:p text:style-name="Text_20_body"><text:span text:style-name="T25">La</text:span><text:span text:style-name="T24"> asignatura contará con un </text:span><text:span text:style-name="Strong_20_Emphasis"><text:span text:style-name="T24">identificador único</text:span></text:span><text:span text:style-name="T24"> que la diferencie de las demás. Además, será necesario registrar el </text:span><text:span text:style-name="Strong_20_Emphasis"><text:span text:style-name="T24">nombre de la asignatura</text:span></text:span><text:span text:style-name="T24">, el cual se generará aleatoriamente a partir de una lista predefinida. </text:span></text:p>
      <text:p text:style-name="Text_20_body"><text:span text:style-name="T24">Se registrará la </text:span><text:span text:style-name="Strong_20_Emphasis"><text:span text:style-name="T24">cantidad total de horas lectivas</text:span></text:span><text:span text:style-name="T24"> de la asignatura, así como el </text:span><text:span text:style-name="Strong_20_Emphasis"><text:span text:style-name="T24">costo por hora</text:span></text:span><text:span text:style-name="T24">, el cual variará según la naturaleza de la misma.</text:span></text:p>
      <text:p text:style-name="Text_20_body"><text:span text:style-name="T24">Cada asignatura será impartida por un único docente, quien deberá estar identificado de forma exclusiva mediante un </text:span><text:span text:style-name="Strong_20_Emphasis"><text:span text:style-name="T24">identificador único</text:span></text:span><text:span text:style-name="T24">. Asimismo, será necesario registrar su </text:span><text:span text:style-name="Strong_20_Emphasis"><text:span text:style-name="T24">nombre completo</text:span></text:span><text:span text:style-name="T24"> para una correcta identificación. Además, será necesario almacenar la información del lugar donde se imparte cada asignatura. Este lugar estará identificado por el </text:span><text:span text:style-name="Strong_20_Emphasis"><text:span text:style-name="T24">número del aula</text:span></text:span><text:span text:style-name="T24">, el </text:span><text:span text:style-name="Strong_20_Emphasis"><text:span text:style-name="T24">piso</text:span></text:span><text:span text:style-name="T24"> y el </text:span><text:span text:style-name="Strong_20_Emphasis"><text:span text:style-name="T24">edificio</text:span></text:span><text:span text:style-name="T24"> donde se encuentra. </text:span></text:p>
      <text:p text:style-name="P38"><text:span text:style-name="T24">La matrícula <text:s/>puede tener tres posibles valores de estado: </text:span><text:span text:style-name="Strong_20_Emphasis"><text:span text:style-name="T24">Pendiente ,En Proceso o Completado</text:span></text:span></text:p>
      <text:p text:style-name="Text_20_body"><text:span text:style-name="T24">El </text:span><text:span text:style-name="Strong_20_Emphasis"><text:span text:style-name="T24">costo total</text:span></text:span><text:span text:style-name="T24"> de una asignatura se calculará considerando el </text:span><text:span text:style-name="Strong_20_Emphasis"><text:span text:style-name="T24">costo por hora</text:span></text:span><text:span text:style-name="T24"> y la </text:span><text:span text:style-name="Strong_20_Emphasis"><text:span text:style-name="T24">cantidad total de horas lectivas</text:span></text:span><text:span text:style-name="T24">. Además, se aplicará un </text:span><text:span text:style-name="Strong_20_Emphasis"><text:span text:style-name="T24">descuento específico</text:span></text:span><text:span text:style-name="T24"> dependiendo de si el estudiante es repetidor o no, ajustando así el monto final según su situación académica. </text:span></text:p>
      <text:p text:style-name="Text_20_body"><text:span text:style-name="Strong_20_Emphasis"><text:span text:style-name="T24"/></text:span></text:p>
      <text:p text:style-name="P37"/>
      <text:p text:style-name="P36">Operaciones del Sistema:</text:p>
      <text:p text:style-name="Text_20_body"><text:span text:style-name="T24">Se requiere implementar las siguientes funcionalidades para </text:span><text:span text:style-name="Strong_20_Emphasis"><text:span text:style-name="T24">filtrar y generar reportes</text:span></text:span><text:span text:style-name="T24"> sobre la información del sistema. Los reportes deben permitir extraer datos clave en función de criterios específicos, como los siguientes </text:span></text:p>
      <text:p text:style-name="Text_20_body"><text:span text:style-name="Strong_20_Emphasis"><text:span text:style-name="T24">1. Filtrar Estudiante:</text:span></text:span><text:span text:style-name="T24"><text:line-break/>Filtrar a los estudiantes según los siguientes criterios:</text:span></text:p>
      <text:list text:style-name="L9">
        <text:list-item>
          <text:p text:style-name="P33"><text:span text:style-name="Strong_20_Emphasis"><text:span text:style-name="T24">Filtrar por Identificador Único</text:span></text:span><text:span text:style-name="T24">: Permitir la búsqueda de un estudiante específico utilizando su identificador único para obtener todos sus datos relevantes.</text:span></text:p>
        </text:list-item>
        <text:list-item>
          <text:p text:style-name="P33"><text:span text:style-name="Strong_20_Emphasis"><text:span text:style-name="T24">Filtrar por Fecha de Nacimiento</text:span></text:span><text:span text:style-name="T24">: Identificar a los estudiantes cuya fecha de nacimiento coincida con una fecha específica. Esto permite agrupar o consultar estudiantes según su fecha de nacimiento.</text:span></text:p>
        </text:list-item>
        <text:list-item>
          <text:p text:style-name="P33"><text:span text:style-name="Strong_20_Emphasis"><text:span text:style-name="T24">Filtrar por Fecha de Matrícula</text:span></text:span><text:span text:style-name="T24">: Devolver una lista de estudiantes que se hayan matriculado en una fecha específica, facilitando la consulta de registros de matrícula según el período elegido.</text:span></text:p>
        </text:list-item>
      </text:list>
      <text:p text:style-name="Text_20_body"><text:span text:style-name="Strong_20_Emphasis"><text:span text:style-name="T24">2. Generar Reporte de Matrículas:</text:span></text:span><text:span text:style-name="T24"><text:line-break/>Generar reportes relacionados con las matrículas de los estudiantes:</text:span></text:p>
      <text:list text:style-name="L10">
        <text:list-item>
          <text:p text:style-name="P34"><text:span text:style-name="Strong_20_Emphasis"><text:span text:style-name="T24">Obtener el Total de Matrícula de un Alumno</text:span></text:span><text:span text:style-name="T24">: Calcular la suma total de los pagos realizados por un estudiante específico, considerando todas las asignaturas en las que está matriculado y el costo correspondiente.</text:span></text:p>
        </text:list-item>
        <text:list-item>
          <text:p text:style-name="P34"><text:span text:style-name="Strong_20_Emphasis"><text:span text:style-name="T24">Generar Lista de Asignaturas Matriculadas</text:span></text:span><text:span text:style-name="T24">: Crear un listado de todas las asignaturas en las que un estudiante está matriculado. El reporte debe incluir el nombre de cada asignatura y su correspondiente identificador único.</text:span></text:p>
        </text:list-item>
      </text:list>
      <text:list text:style-name="L8">
        <text:list-header>
          <text:p text:style-name="P32"/>
        </text:list-header>
      </text:list>
      <text:p text:style-name="P19"/>
      <text:h text:style-name="P18" text:outline-level="3"/>
      <text:h text:style-name="P18" text:outline-level="3"/>
      <text:h text:style-name="P17" text:outline-level="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Poppins" svg:font-family="Poppins"/>
    <style:font-face style:name="Segoe UI" svg:font-family="'Segoe UI'" style:font-family-generic="system" style:font-pitch="variable"/>
    <style:font-face style:name="StarSymbol" svg:font-family="Star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styles>
    <draw:gradient draw:name="Sunburst" draw:style="radial" draw:cx="30%" draw:cy="30%" draw:start-color="#800000" draw:end-color="#ffff00" draw:start-intensity="100%" draw:end-intensity="100%" draw:border="20%">
      <loext:gradient-stop svg:offset="0" loext:color-type="rgb" loext:color-value="#800000"/>
      <loext:gradient-stop svg:offset="1" loext:color-type="rgb" loext:color-value="#ffff00"/>
    </draw:gradient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" style:family="paragraph">
      <style:paragraph-properties fo:orphans="2" fo:widows="2" fo:hyphenation-ladder-count="no-limit" style:text-autospace="none"/>
      <style:text-properties fo:color="#000000" loext:opacity="100%" style:font-name="Arial1" fo:font-family="Arial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Arial1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A1" style:family="text">
      <style:text-properties fo:color="#000000" loext:opacity="100%" style:font-name="Arial" fo:font-family="Arial" style:font-family-generic="roman" style:font-pitch="variable" fo:font-size="10pt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1" style:family="table">
      <style:table-properties style:width="17.286cm" fo:margin-left="1.048cm" table:align="left" style:writing-mode="lr-tb"/>
    </style:style>
    <style:style style:name="Tabla1.A" style:family="table-column">
      <style:table-column-properties style:column-width="1.794cm"/>
    </style:style>
    <style:style style:name="Tabla1.B" style:family="table-column">
      <style:table-column-properties style:column-width="1.998cm"/>
    </style:style>
    <style:style style:name="Tabla1.C" style:family="table-column">
      <style:table-column-properties style:column-width="10.612cm"/>
    </style:style>
    <style:style style:name="Tabla1.D" style:family="table-column">
      <style:table-column-properties style:column-width="2.882cm"/>
    </style:style>
    <style:style style:name="Tabla1.1" style:family="table-row">
      <style:table-row-properties style:row-height="3.493cm" fo:keep-together="always"/>
    </style:style>
    <style:style style:name="Tabla1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MP1" style:family="paragraph" style:parent-style-name="Header">
      <style:text-properties style:use-window-font-color="true" loext:opacity="0%" style:font-name="Calibri" fo:font-size="11.5pt" fo:language="es" fo:country="ES" fo:font-weight="bold" officeooo:rsid="000f6bb3" officeooo:paragraph-rsid="0006ca38" style:font-name-asian="Calibri" style:font-size-asian="11.5pt" style:language-asian="es" style:country-asian="ES" style:font-weight-asian="bold" style:font-name-complex="Calibri" style:font-size-complex="11.5pt" style:font-weight-complex="bold"/>
    </style:style>
    <style:style style:name="MP2" style:family="paragraph" style:parent-style-name="Header">
      <style:text-properties officeooo:paragraph-rsid="0006ca38"/>
    </style:style>
    <style:style style:name="MP3" style:family="paragraph" style:parent-style-name="Default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paragraph-rsid="000aee57" style:font-name-asian="Times New Roman" style:font-size-asian="12pt" style:font-name-complex="Arial1" style:font-size-complex="12pt" style:language-complex="ar" style:country-complex="SA"/>
    </style:style>
    <style:style style:name="MP4" style:family="paragraph" style:parent-style-name="Default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rsid="00191d31" officeooo:paragraph-rsid="000aee57" style:font-name-asian="Times New Roman" style:font-size-asian="12pt" style:font-weight-asian="bold" style:font-name-complex="Arial1" style:font-size-complex="12pt" style:language-complex="ar" style:country-complex="SA" style:font-weight-complex="bold"/>
    </style:style>
    <style:style style:name="MP5" style:family="paragraph" style:parent-style-name="Heading_20_1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rsid="00191d31" officeooo:paragraph-rsid="000aee57" style:font-name-asian="Times New Roman" style:font-size-asian="12pt" style:font-weight-asian="bold" style:font-name-complex="Arial1" style:font-size-complex="12pt" style:language-complex="ar" style:country-complex="SA" style:font-weight-complex="bold"/>
    </style:style>
    <style:style style:name="MP6" style:family="paragraph" style:parent-style-name="Default">
      <style:paragraph-properties fo:margin-top="0.071cm" fo:margin-bottom="0.071cm" style:contextual-spacing="false" fo:text-align="center" style:justify-single-word="false"/>
      <style:text-properties fo:color="#e60000" loext:opacity="100%" style:font-name="Calibri" fo:font-size="11.5pt" fo:language="es" fo:country="ES" fo:font-weight="bold" officeooo:paragraph-rsid="0006ca38" style:font-size-asian="11.5pt" style:font-weight-asian="bold" style:font-name-complex="Calibri" style:font-size-complex="11.5pt" style:font-weight-complex="bold"/>
    </style:style>
    <style:style style:name="MP7" style:family="paragraph" style:parent-style-name="Standard">
      <style:text-properties officeooo:paragraph-rsid="0006ca38"/>
    </style:style>
    <style:style style:name="MT1" style:family="text">
      <style:text-properties officeooo:rsid="00191d31" style:font-weight-asian="bold" style:font-weight-complex="bold"/>
    </style:style>
    <style:style style:name="Mfr1" style:family="graphic" style:parent-style-name="Graphics">
      <style:graphic-properties style:protect="content size position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office:value-type="string">
              <text:p text:style-name="MP1"><draw:frame draw:style-name="Mfr1" draw:name="Imagen5" text:anchor-type="paragraph" svg:x="1.901cm" svg:y="0.33cm" svg:width="1.501cm" svg:height="1.323cm" draw:z-index="2"><draw:image xlink:href="Pictures/100000000000097C0000085EA263938D.jpg" xlink:type="simple" xlink:show="embed" xlink:actuate="onLoad" draw:mime-type="image/jpeg"/></draw:frame><draw:frame draw:style-name="Mfr2" draw:name="Imagen6" text:anchor-type="paragraph" svg:x="0cm" svg:y="0.321cm" svg:width="1.448cm" svg:height="1.274cm" draw:z-index="5"><draw:image xlink:href="Pictures/100000000000025A000002123E659716.png" xlink:type="simple" xlink:show="embed" xlink:actuate="onLoad" draw:mime-type="image/png"/></draw:frame></text:p>
            </table:table-cell>
            <table:table-cell table:style-name="Tabla1.A1" office:value-type="string">
              <text:p text:style-name="MP2"/>
            </table:table-cell>
            <table:table-cell table:style-name="Tabla1.A1" office:value-type="string">
              <text:section text:style-name="MSect1" text:name="Sección2">
                <text:p text:style-name="MP3"><text:span text:style-name="MT1">ACTIVIDADES </text:span>2A DAW-DEW</text:p>
                <text:p text:style-name="MP4"/>
                <text:h text:style-name="MP5" text:outline-level="1"><text:bookmark text:name="yui_3_17_2_1_1664888253031_1142"/>DESARROLLO WEB EN ENTORNO CLIENTE(DEW)</text:h>
                <text:p text:style-name="MP4"/>
              </text:section>
            </table:table-cell>
            <table:table-cell table:style-name="Tabla1.D1" office:value-type="string">
              <text:p text:style-name="MP6"><draw:frame draw:style-name="Mfr2" draw:name="Imagen7" text:anchor-type="paragraph" svg:x="0cm" svg:y="0.318cm" svg:width="2.621cm" svg:height="1.244cm" draw:z-index="8"><draw:image xlink:href="Pictures/10000000000002390000010E1F1AB872.jpg" xlink:type="simple" xlink:show="embed" xlink:actuate="onLoad" draw:mime-type="image/jpeg"/></draw:frame></text:p>
            </table:table-cell>
          </table:table-row>
        </table:table>
        <text:p text:style-name="MP7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22T11:04:38.278000000</meta:creation-date>
    <dc:date>2024-11-25T20:43:10.607000000</dc:date>
    <meta:editing-duration>PT3H21M32S</meta:editing-duration>
    <meta:editing-cycles>77</meta:editing-cycles>
    <meta:generator>LibreOffice/24.2.5.2$Windows_X86_64 LibreOffice_project/bffef4ea93e59bebbeaf7f431bb02b1a39ee8a59</meta:generator>
    <meta:document-statistic meta:table-count="1" meta:image-count="3" meta:object-count="0" meta:page-count="3" meta:paragraph-count="34" meta:word-count="602" meta:character-count="3982" meta:non-whitespace-character-count="3410"/>
  </office:meta>
</office:document-meta>
</file>